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00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3.56cm" fo:min-width="3.31cm"/>
    </style:style>
    <style:style style:name="gr3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5.245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-color="#ff33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00"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ff3300" fo:font-size="36pt" style:font-size-asian="18pt" style:font-size-complex="18pt"/>
    </style:style>
    <style:style style:name="T3" style:family="text">
      <style:text-properties fo:font-variant="normal" fo:text-transform="none" fo:color="#ff3300" style:text-outline="false" style:text-line-through-style="none" style:text-line-through-type="none" style:font-name="Cambria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2.413cm" svg:x="6.731cm" svg:y="9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13cm" svg:height="2.413cm" svg:x="12.44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13cm" svg:height="2.413cm" svg:x="18.03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1cm" svg:height="3.81cm" svg:x="11.811cm" svg:y="2.54cm">
          <text:p text:style-name="P2"><text:span text:style-name="T1">36x3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716cm" svg:y1="6.35cm" svg:x2="7.938cm" svg:y2="9.779cm" draw:start-shape="id1" draw:start-glue-point="2" draw:end-shape="id2" draw:end-glue-point="4" svg:d="M13716 6350l-5778 3429" svg:viewBox="0 0 5779 3430">
          <text:p/>
        </draw:connector>
        <draw:connector draw:style-name="gr3" draw:text-style-name="P4" draw:layer="layout" draw:type="line" svg:x1="13.716cm" svg:y1="6.35cm" svg:x2="13.653cm" svg:y2="9.906cm" draw:start-shape="id1" draw:start-glue-point="2" draw:end-shape="id3" draw:end-glue-point="4" svg:d="M13716 6350l-63 3556" svg:viewBox="0 0 64 3557">
          <text:p/>
        </draw:connector>
        <draw:connector draw:style-name="gr3" draw:text-style-name="P4" draw:layer="layout" draw:type="line" svg:x1="13.716cm" svg:y1="6.35cm" svg:x2="19.241cm" svg:y2="9.906cm" draw:start-shape="id1" draw:start-glue-point="2" draw:end-shape="id4" draw:end-glue-point="4" svg:d="M13716 6350l5525 3556" svg:viewBox="0 0 5526 3557">
          <text:p/>
        </draw:connector>
        <draw:frame draw:style-name="gr4" draw:text-style-name="P5" draw:layer="layout" svg:width="4.445cm" svg:height="2.032cm" svg:x="5.08cm" svg:y="3.429cm">
          <draw:text-box>
            <text:p><text:span text:style-name="T2">Input</text:span></text:p>
          </draw:text-box>
        </draw:frame>
        <draw:frame draw:style-name="gr5" draw:text-style-name="P5" draw:layer="layout" svg:width="8.255cm" svg:height="5.495cm" svg:x="19.304cm" svg:y="2.413cm">
          <draw:text-box>
            <text:p><text:span text:style-name="T3">166661</text:span><text:span text:style-name="T4"> </text:span><text:span text:style-name="T2">Parameters</text:span></text:p>
          </draw:text-box>
        </draw:frame>
        <draw:frame draw:style-name="gr4" draw:text-style-name="P5" draw:layer="layout" svg:width="8.509cm" svg:height="2.032cm" svg:x="11.557cm" svg:y="18.923cm">
          <draw:text-box>
            <text:p><text:span text:style-name="T2">5 Probabilities</text:span></text:p>
          </draw:text-box>
        </draw:frame>
        <draw:custom-shape draw:style-name="gr1" draw:text-style-name="P1" xml:id="id5" draw:id="id5" draw:layer="layout" svg:width="2.413cm" svg:height="2.413cm" svg:x="4.978cm" svg:y="1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413cm" svg:height="2.413cm" svg:x="9.45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413cm" svg:height="2.413cm" svg:x="14.16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413cm" svg:height="2.413cm" svg:x="19.11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413cm" svg:height="2.413cm" svg:x="23.99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921cm" svg:height="2.159cm" svg:x="21.209cm" svg:y="10.16cm">
          <draw:text-box>
            <text:p><text:span text:style-name="T2">128</text:span></text:p>
          </draw:text-box>
        </draw:frame>
        <draw:frame draw:style-name="gr4" draw:text-style-name="P5" draw:layer="layout" svg:width="4.445cm" svg:height="2.032cm" svg:x="10.287cm" svg:y="10.033cm">
          <draw:text-box>
            <text:p><text:span text:style-name="T2">...</text:span></text:p>
          </draw:text-box>
        </draw:frame>
        <draw:frame draw:style-name="gr4" draw:text-style-name="P5" draw:layer="layout" svg:width="4.445cm" svg:height="2.032cm" svg:x="15.748cm" svg:y="10.033cm">
          <draw:text-box>
            <text:p><text:span text:style-name="T2">...</text:span></text:p>
          </draw:text-box>
        </draw:frame>
        <draw:connector draw:style-name="gr3" draw:text-style-name="P4" draw:layer="layout" draw:type="line" svg:x1="7.938cm" svg:y1="12.192cm" svg:x2="6.185cm" svg:y2="15.802cm" draw:start-shape="id2" draw:start-glue-point="8" draw:end-shape="id5" draw:end-glue-point="4" svg:d="M7938 12192l-1753 3610" svg:viewBox="0 0 1754 3611">
          <text:p/>
        </draw:connector>
        <draw:connector draw:style-name="gr3" draw:text-style-name="P4" draw:layer="layout" draw:type="line" svg:x1="7.938cm" svg:y1="12.192cm" svg:x2="10.665cm" svg:y2="15.775cm" draw:start-shape="id2" draw:start-glue-point="8" draw:end-shape="id6" draw:end-glue-point="4" svg:d="M7938 12192l2727 3583" svg:viewBox="0 0 2728 3584">
          <text:p/>
        </draw:connector>
        <draw:connector draw:style-name="gr3" draw:text-style-name="P4" draw:layer="layout" draw:type="line" svg:x1="7.938cm" svg:y1="12.192cm" svg:x2="15.371cm" svg:y2="15.748cm" draw:end-shape="id7" svg:d="M7938 12192l7433 3556" svg:viewBox="0 0 7434 3557">
          <text:p/>
        </draw:connector>
        <draw:connector draw:style-name="gr3" draw:text-style-name="P4" draw:layer="layout" draw:type="line" svg:x1="7.938cm" svg:y1="12.192cm" svg:x2="20.324cm" svg:y2="15.748cm" draw:end-shape="id8" svg:d="M7938 12192l12386 3556" svg:viewBox="0 0 12387 3557">
          <text:p/>
        </draw:connector>
        <draw:connector draw:style-name="gr3" draw:text-style-name="P4" draw:layer="layout" draw:type="line" svg:x1="7.938cm" svg:y1="12.192cm" svg:x2="25.204cm" svg:y2="15.775cm" draw:end-shape="id9" svg:d="M7938 12192l17266 3583" svg:viewBox="0 0 17267 3584">
          <text:p/>
        </draw:connector>
        <draw:connector draw:style-name="gr3" draw:text-style-name="P4" draw:layer="layout" draw:type="line" svg:x1="13.653cm" svg:y1="12.319cm" svg:x2="6.185cm" svg:y2="15.802cm" draw:start-shape="id3" draw:start-glue-point="8" draw:end-shape="id5" draw:end-glue-point="4" svg:d="M13653 12319l-7468 3483" svg:viewBox="0 0 7469 3484">
          <text:p/>
        </draw:connector>
        <draw:connector draw:style-name="gr3" draw:text-style-name="P4" draw:layer="layout" draw:type="line" svg:x1="13.654cm" svg:y1="12.319cm" svg:x2="10.665cm" svg:y2="15.775cm" draw:end-shape="id6" draw:end-glue-point="4" svg:d="M13654 12319l-2989 3456" svg:viewBox="0 0 2990 3457">
          <text:p/>
        </draw:connector>
        <draw:connector draw:style-name="gr3" draw:text-style-name="P4" draw:layer="layout" draw:type="line" svg:x1="13.654cm" svg:y1="12.319cm" svg:x2="15.372cm" svg:y2="15.748cm" draw:end-shape="id7" draw:end-glue-point="4" svg:d="M13654 12319l1718 3429" svg:viewBox="0 0 1719 3430">
          <text:p/>
        </draw:connector>
        <draw:connector draw:style-name="gr3" draw:text-style-name="P4" draw:layer="layout" draw:type="line" svg:x1="13.654cm" svg:y1="12.319cm" svg:x2="20.325cm" svg:y2="15.748cm" draw:end-shape="id8" draw:end-glue-point="4" svg:d="M13654 12319l6671 3429" svg:viewBox="0 0 6672 3430">
          <text:p/>
        </draw:connector>
        <draw:connector draw:style-name="gr3" draw:text-style-name="P4" draw:layer="layout" draw:type="line" svg:x1="13.654cm" svg:y1="12.319cm" svg:x2="25.205cm" svg:y2="15.775cm" draw:end-shape="id9" draw:end-glue-point="4" svg:d="M13654 12319l11551 3456" svg:viewBox="0 0 11552 3457">
          <text:p/>
        </draw:connector>
        <draw:connector draw:style-name="gr3" draw:text-style-name="P4" draw:layer="layout" draw:type="line" svg:x1="19.241cm" svg:y1="12.319cm" svg:x2="25.205cm" svg:y2="15.782cm" draw:start-shape="id4" draw:start-glue-point="8" svg:d="M19241 12319l5964 3463" svg:viewBox="0 0 5965 3464">
          <text:p/>
        </draw:connector>
        <draw:connector draw:style-name="gr3" draw:text-style-name="P4" draw:layer="layout" draw:type="line" svg:x1="19.241cm" svg:y1="12.319cm" svg:x2="20.325cm" svg:y2="15.748cm" draw:end-shape="id8" draw:end-glue-point="4" svg:d="M19241 12319l1084 3429" svg:viewBox="0 0 1085 3430">
          <text:p/>
        </draw:connector>
        <draw:connector draw:style-name="gr3" draw:text-style-name="P4" draw:layer="layout" draw:type="line" svg:x1="19.241cm" svg:y1="12.319cm" svg:x2="15.372cm" svg:y2="15.748cm" draw:end-shape="id7" draw:end-glue-point="4" svg:d="M19241 12319l-3869 3429" svg:viewBox="0 0 3870 3430">
          <text:p/>
        </draw:connector>
        <draw:connector draw:style-name="gr3" draw:text-style-name="P4" draw:layer="layout" draw:type="line" svg:x1="19.241cm" svg:y1="12.319cm" svg:x2="10.665cm" svg:y2="15.775cm" draw:end-shape="id6" draw:end-glue-point="4" svg:d="M19241 12319l-8576 3456" svg:viewBox="0 0 8577 3457">
          <text:p/>
        </draw:connector>
        <draw:connector draw:style-name="gr3" draw:text-style-name="P4" draw:layer="layout" draw:type="line" svg:x1="19.241cm" svg:y1="12.319cm" svg:x2="6.185cm" svg:y2="15.802cm" draw:end-shape="id5" draw:end-glue-point="4" svg:d="M19241 12319l-13056 3483" svg:viewBox="0 0 13057 3484">
          <text:p/>
        </draw:connector>
        <draw:frame draw:style-name="gr5" draw:text-style-name="P5" draw:layer="layout" svg:width="5.207cm" svg:height="5.495cm" svg:x="0.381cm" svg:y="14.317cm">
          <draw:text-box>
            <text:p><text:span text:style-name="T2">Softmax Output</text:span></text:p>
          </draw:text-box>
        </draw:frame>
        <draw:frame draw:style-name="gr6" draw:text-style-name="P5" draw:layer="layout" svg:width="6.731cm" svg:height="3.747cm" svg:x="23.622cm" svg:y="9.461cm">
          <draw:text-box>
            <text:p><text:span text:style-name="T2">Dense 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language-asian="en" style:country-asian="US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weight="bold" style:font-name-asian="DejaVu Sans1" style:font-family-asian="'DejaVu Sans'" style:font-family-generic-asian="roman" style:font-pitch-asian="variable" style:font-size-asian="11pt" style:language-asian="en" style:country-asian="US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0pt" fo:language="en" fo:country="US" fo:font-style="italic" style:font-name-asian="DejaVu Sans1" style:font-family-asian="'DejaVu Sans'" style:font-family-generic-asian="roman" style:font-pitch-asian="variable" style:font-size-asian="10pt" style:language-asian="en" style:country-asian="US" style:font-style-asian="italic" style:font-style-complex="italic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mbria" fo:font-family="Cambria" style:font-family-generic="roman" style:font-pitch="variable" fo:font-size="10pt" fo:font-style="italic" style:font-name-asian="DejaVu Sans1" style:font-family-asian="'DejaVu Sans'" style:font-family-generic-asian="roman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mbria" fo:font-family="Cambria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DejaVu Sans1" style:font-family-asian="'DejaVu Sans'" style:font-family-generic-asian="roman" style:font-pitch-asian="variable" style:font-size-asian="26pt"/>
    </style:style>
    <style:style style:name="Footer_20_Char1" style:display-name="Foot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Header_20_Char1" style:display-name="Head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1_20_Char1" style:display-name="Heading 1 Char1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ont3151" style:font-family-asian="font315" style:font-pitch-asian="variable" style:font-size-asian="14pt" style:language-asian="ar" style:country-asian="SA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Bullet_20__5b_PACKT_5d_" style:display-name="Bullet [PACKT]" style:family="graphic">
      <style:paragraph-properties fo:margin-left="2.24cm" fo:margin-right="1.12cm" fo:margin-top="0cm" fo:margin-bottom="0.187cm" fo:line-height="100%" fo:text-align="start" fo:text-indent="0cm" style:text-autospace="none" style:writing-mode="lr-tb">
        <style:tab-stops>
          <style:tab-stop style:position="3.36cm"/>
        </style:tab-stops>
      </style:paragraph-properties>
      <style:text-properties fo:color="#00000a" style:font-name="Times New Roman" fo:font-family="'Times New Roman'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2pt" style:language-asian="en" style:country-asian="US"/>
    </style:style>
    <style:style style:name="Chapter_20_Number_20__5b_PACKT_5d_" style:display-name="Chapter Number [PACKT]" style:family="graphic">
      <style:paragraph-properties fo:margin-top="0cm" fo:margin-bottom="0.623cm" fo:line-height="100%" fo:text-align="end" style:text-autospace="none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Chapter_20_Title_20__5b_PACKT_5d_" style:display-name="Chapter Title [PACKT]" style:family="graphic">
      <style:paragraph-properties fo:margin-top="0cm" fo:margin-bottom="2.614cm" fo:line-height="100%" fo:text-align="end" style:text-autospace="none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Part_20__5b_PACKT_5d_" style:display-name="Part [PACKT]" style:family="graphic">
      <style:paragraph-properties fo:margin-left="2.24cm" fo:margin-right="2.24cm" fo:margin-top="0.561cm" fo:margin-bottom="0.56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60pt" fo:language="en" fo:country="US" style:text-underline-style="solid" style:text-underline-width="auto" style:text-underline-color="font-color" fo:font-weight="bold" style:font-name-asian="Arial2" style:font-family-asian="Arial" style:font-family-generic-asian="swiss" style:font-pitch-asian="variable" style:font-size-asian="12pt" style:language-asian="en" style:country-asian="US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fo:color="#00000a" style:font-name="DejaVu Sans Mono" fo:font-family="'DejaVu Sans Mono'" style:font-family-generic="roman" style:font-pitch="variable" fo:font-size="10pt" fo:language="en" fo:country="US" style:font-name-asian="DejaVu Sans Mono2" style:font-family-asian="'DejaVu Sans Mono'" style:font-family-generic-asian="modern" style:font-pitch-asian="variable" style:font-size-asian="10pt" style:language-asian="en" style:country-asian="US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omment_20_Subject1" style:display-name="Comment Subjec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font3151" style:font-family-asian="font315" style:font-pitch-asian="variable" style:font-size-asian="10pt" style:language-asian="en" style:country-asian="US" style:font-weight-asian="bold" style:font-weight-complex="bold"/>
    </style:style>
    <style:style style:name="Comment_20_Text1" style:display-name="Comment Tex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font3151" style:font-family-asian="font315" style:font-pitch-asian="variable" style:font-size-asian="10pt" style:language-asian="en" style:country-asian="US"/>
    </style:style>
    <style:style style:name="Caption1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ont3151" style:font-family-asian="font315" style:font-pitch-asian="variable" style:font-size-asian="12pt" style:language-asian="en" style:country-asian="US" style:font-style-asian="italic" style:font-style-complex="italic"/>
    </style:style>
    <style:style style:name="Sub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Encabezad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Cita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Texto_20_preformateado" style:display-name="Texto preformateado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mient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DejaVu Sans1" style:font-family-asian="'DejaVu Sans'" style:font-family-generic-asian="roman" style:font-pitch-asian="variable" style:font-size-asian="10pt" style:language-asian="en" style:country-asian="US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Normal1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language="en" fo:country="US" fo:font-weight="bold" style:font-name-asian="DejaVu Sans1" style:font-family-asian="'DejaVu Sans'" style:font-family-generic-asian="roman" style:font-pitch-asian="variable" style:font-size-asian="9pt" style:language-asian="en" style:country-asian="US" style:font-weight-asian="bold" style:font-weight-complex="bold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Pi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uerpo_20_de_20_texto" style:display-name="Cue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3" style:display-name="Encabezado 3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2" style:display-name="Encabezado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1" style:display-name="Encabezado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4:13:00.400353423</meta:creation-date>
    <dc:date>2016-06-10T12:33:51.522635890</dc:date>
    <meta:editing-duration>PT17M7S</meta:editing-duration>
    <meta:editing-cycles>7</meta:editing-cycles>
    <meta:generator>LibreOffice/5.0.3.2$Linux_X86_64 LibreOffice_project/00m0$Build-2</meta:generator>
    <meta:document-statistic meta:object-count="35"/>
  </office:meta>
</office:document-meta>
</file>